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fill-color="#ffffff" draw:textarea-horizontal-align="justify" draw:textarea-vertical-align="middle" draw:auto-grow-height="false" fo:min-height="1.496cm" fo:min-width="4.3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fill-color="#ffffff" draw:textarea-horizontal-align="justify" draw:textarea-vertical-align="middle" draw:auto-grow-height="false" fo:min-height="2.25cm" fo:min-width="13.14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fill-color="#ffffff" draw:textarea-horizontal-align="justify" draw:textarea-vertical-align="middle" draw:auto-grow-height="false" fo:min-height="2.384cm" fo:min-width="18.031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0000" draw:marker-end="Arrow" draw:marker-end-width="0.406cm" draw:fill="none" draw:fill-color="#ffffff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width="0.051cm" svg:stroke-color="#000000" draw:fill="none" draw:fill-color="#ffffff" draw:textarea-horizontal-align="justify" draw:textarea-vertical-align="middle" draw:auto-grow-height="false" fo:min-height="0.98cm" fo:min-width="2.244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fill-color="#ffffff" draw:textarea-horizontal-align="justify" draw:textarea-vertical-align="middle" draw:auto-grow-height="false" fo:min-height="1.732cm" fo:min-width="9.991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.858cm" svg:height="2.54cm" svg:x="6.96cm" svg:y="5.047cm">
          <text:p text:style-name="P1">newtype ProgressB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" draw:id="id1" draw:layer="layout" svg:width="13.69cm" svg:height="2.55cm" svg:x="3.536cm" svg:y="1.146cm">
          <text:p text:style-name="P3">progressBarNew ::</text:p>
          <text:p text:style-name="P3"><text:s text:c="4"/>(B.CallStack.HasCallStack, MonadIO m) =&gt;</text:p>
          <text:p text:style-name="P3"><text:s text:c="4"/>m ProgressBar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18.581cm" svg:height="2.684cm" svg:x="1.123cm" svg:y="8.838cm">
          <text:p text:style-name="P3">progressBarGetEllipsize ::</text:p>
          <text:p text:style-name="P3"><text:s text:c="4"/>(B.CallStack.HasCallStack, MonadIO m, IsProgressBar a) =&gt;</text:p>
          <text:p text:style-name="P3"><text:s text:c="4"/>a -&gt; m Pango.Enums.EllipsizeMode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.858cm" svg:height="2.54cm" svg:x="6.987cm" svg:y="12.875cm">
          <text:p text:style-name="P1">PangoEllipsizeM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0.381cm" svg:y1="3.696cm" svg:x2="10.389cm" svg:y2="5.047cm" draw:start-shape="id1" draw:start-glue-point="2" draw:end-shape="id2" draw:end-glue-point="4" svg:d="M10381 3696l8 1351" svg:viewBox="0 0 9 1352">
          <text:p/>
        </draw:connector>
        <draw:connector draw:style-name="gr4" draw:text-style-name="P5" draw:layer="layout" draw:type="line" svg:x1="10.389cm" svg:y1="7.587cm" svg:x2="10.413cm" svg:y2="8.838cm" draw:start-shape="id2" draw:start-glue-point="8" draw:end-shape="id3" svg:d="M10389 7587l24 1251" svg:viewBox="0 0 25 1252">
          <text:p/>
        </draw:connector>
        <draw:connector draw:style-name="gr4" draw:text-style-name="P5" draw:layer="layout" draw:type="line" svg:x1="10.413cm" svg:y1="11.522cm" svg:x2="10.416cm" svg:y2="12.875cm" draw:start-shape="id3" draw:start-glue-point="2" draw:end-shape="id4" draw:end-glue-point="4" svg:d="M10413 11522l3 1353" svg:viewBox="0 0 4 1354">
          <text:p/>
        </draw:connector>
        <draw:line draw:style-name="gr5" draw:text-style-name="P6" draw:layer="layout" svg:x1="20.312cm" svg:y1="1.1cm" svg:x2="20.312cm" svg:y2="15.324cm">
          <text:p text:style-name="P1"/>
        </draw:line>
        <draw:custom-shape draw:style-name="gr6" draw:text-style-name="P5" draw:layer="layout" svg:width="2.794cm" svg:height="1.28cm" svg:x="17.31cm" svg:y="13.954cm">
          <text:p text:style-name="P1">Haskell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794cm" svg:height="1.28cm" svg:x="19.741cm" svg:y="13.907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10.541cm" svg:height="2.032cm" svg:x="21.212cm" svg:y="9.155cm">
          <text:p text:style-name="P1">gtk_progress_bar_get_ellipsize()</text:p>
          <draw:enhanced-geometry svg:viewBox="0 0 21600 21600" draw:type="rectangle" draw:enhanced-path="M 0 0 L 21600 0 21600 21600 0 21600 0 0 Z N"/>
        </draw:custom-shape>
        <draw:custom-shape draw:style-name="gr7" draw:text-style-name="P2" xml:id="id6" draw:id="id6" draw:layer="layout" svg:width="10.541cm" svg:height="2.032cm" svg:x="21.228cm" svg:y="1.381cm">
          <text:p text:style-name="P1">gtk_progress_bar_new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9.704cm" svg:y1="10.18cm" svg:x2="21.212cm" svg:y2="10.171cm" draw:start-shape="id3" draw:start-glue-point="1" draw:end-shape="id5" draw:end-glue-point="3" svg:d="M19704 10180l1508-9" svg:viewBox="0 0 1509 10">
          <text:p/>
        </draw:connector>
        <draw:connector draw:style-name="gr4" draw:text-style-name="P5" draw:layer="layout" draw:type="line" svg:x1="17.226cm" svg:y1="2.421cm" svg:x2="21.228cm" svg:y2="2.397cm" draw:start-shape="id1" draw:start-glue-point="1" draw:end-shape="id6" draw:end-glue-point="3" svg:d="M17226 2421l4002-24" svg:viewBox="0 0 4003 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9T11:21:10.299773510</meta:creation-date>
    <dc:date>2017-04-29T12:12:21.039662532</dc:date>
    <meta:editing-duration>PT47M3S</meta:editing-duration>
    <meta:editing-cycles>16</meta:editing-cycles>
    <meta:generator>LibreOffice/5.2.6.2$Linux_X86_64 LibreOffice_project/20m0$Build-2</meta:generator>
    <meta:document-statistic meta:object-count="14"/>
  </office:meta>
</office:document-meta>
</file>